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3300000081A36005102A01648E.png" manifest:media-type="image/png"/>
  <manifest:file-entry manifest:full-path="Pictures/1000020100000333000000AE86AEDA6FEE9F33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il" svg:font-family="Arail"/>
    <style:font-face style:name="Arial1" svg:font-family="Arial" style:font-family-generic="swiss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page" table:align="margins" style:writing-mode="lr-tb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 style:border-line-width="0.026cm 0.026cm 0.009cm" fo:padding="0.176cm" fo:border="1.76pt double #000001"/>
      <style:text-properties fo:color="#333333" style:font-name="Arial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33333" style:font-name="Arail" fo:font-size="18pt" fo:font-weight="bold" officeooo:rsid="0032c034" officeooo:paragraph-rsid="0032c03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4aa2d"/>
    </style:style>
    <style:style style:name="P6" style:family="paragraph" style:parent-style-name="Standard">
      <style:paragraph-properties fo:text-align="center" style:justify-single-word="false"/>
      <style:text-properties officeooo:rsid="00166d27" officeooo:paragraph-rsid="00166d27"/>
    </style:style>
    <style:style style:name="P7" style:family="paragraph" style:parent-style-name="Standard">
      <style:paragraph-properties fo:text-align="center" style:justify-single-word="false"/>
      <style:text-properties style:font-name="Arial1" officeooo:paragraph-rsid="002cd983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4737ab" officeooo:paragraph-rsid="004737ab" style:font-weight-asian="bold" style:font-weight-complex="bold"/>
    </style:style>
    <style:style style:name="P9" style:family="paragraph" style:parent-style-name="Table_20_Contents">
      <style:text-properties officeooo:rsid="004a4ac6" officeooo:paragraph-rsid="004b2d55"/>
    </style:style>
    <style:style style:name="P10" style:family="paragraph" style:parent-style-name="Table_20_Contents">
      <style:text-properties officeooo:rsid="004b2d55" officeooo:paragraph-rsid="004b2d55"/>
    </style:style>
    <style:style style:name="P11" style:family="paragraph" style:parent-style-name="Preformatted_20_Text">
      <style:paragraph-properties fo:text-align="start" style:justify-single-word="false"/>
      <style:text-properties officeooo:paragraph-rsid="003d8368"/>
    </style:style>
    <style:style style:name="P12" style:family="paragraph" style:parent-style-name="Preformatted_20_Text">
      <style:paragraph-properties fo:text-align="start" style:justify-single-word="false"/>
      <style:text-properties style:font-name="Arial1" officeooo:paragraph-rsid="001cb069"/>
    </style:style>
    <style:style style:name="P13" style:family="paragraph" style:parent-style-name="Preformatted_20_Text">
      <style:paragraph-properties fo:text-align="center" style:justify-single-word="false"/>
      <style:text-properties fo:color="#333333" style:font-name="Arial1" style:text-underline-style="solid" style:text-underline-width="auto" style:text-underline-color="font-color" fo:font-weight="bold" officeooo:rsid="0042ea4c" officeooo:paragraph-rsid="0042ea4c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color="#333333" style:font-name="Arial1" officeooo:rsid="0042ea4c" officeooo:paragraph-rsid="0042ea4c"/>
    </style:style>
    <style:style style:name="P15" style:family="paragraph" style:parent-style-name="Preformatted_20_Text">
      <style:paragraph-properties fo:text-align="center" style:justify-single-word="false"/>
      <style:text-properties fo:color="#333333" style:font-name="Arial1" fo:font-weight="bold" officeooo:rsid="0042ea4c" officeooo:paragraph-rsid="0042ea4c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333333" fo:font-weight="bold" officeooo:paragraph-rsid="0042ea4c" style:font-weight-asian="bold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color="#333333" officeooo:rsid="0042ea4c" officeooo:paragraph-rsid="0042ea4c"/>
    </style:style>
    <style:style style:name="P18" style:family="paragraph" style:parent-style-name="Preformatted_20_Text" style:master-page-name="">
      <style:paragraph-properties fo:text-align="center" style:justify-single-word="false" style:page-number="auto" style:shadow="none"/>
      <style:text-properties officeooo:paragraph-rsid="003d8368"/>
    </style:style>
    <style:style style:name="T1" style:family="text">
      <style:text-properties fo:color="#333333" fo:font-size="20pt" fo:font-weight="bold" officeooo:rsid="003d8368" style:font-size-asian="20pt" style:font-weight-asian="bold" style:font-size-complex="20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42ea4c"/>
    </style:style>
    <style:style style:name="T4" style:family="text">
      <style:text-properties officeooo:rsid="003d8368"/>
    </style:style>
    <style:style style:name="T5" style:family="text">
      <style:text-properties officeooo:rsid="004a75fa"/>
    </style:style>
    <style:style style:name="T6" style:family="text">
      <style:text-properties officeooo:rsid="004b2d55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$date</text:p>
      <text:p text:style-name="P5"/>
      <text:p text:style-name="P2">DOE</text:p>
      <text:p text:style-name="P4"/>
      <text:p text:style-name="P4"/>
      <text:p text:style-name="P11"><text:span text:style-name="Source_20_Text"><text:span text:style-name="T4">#foreach($developer in $titres)</text:span></text:span></text:p>
      <text:p text:style-name="P18"><text:span text:style-name="Source_20_Text"><text:span text:style-name="T4"><text:s text:c="2"/></text:span></text:span><text:span text:style-name="Source_20_Text"><text:span text:style-name="T1">$developer</text:span></text:span><text:span text:style-name="Source_20_Text"><text:span text:style-name="T4">#end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Maître d’ouvrage</text:p>
      <text:p text:style-name="P16"><text:span text:style-name="T3">$moanom</text:span></text:p>
      <text:p text:style-name="P17"><text:span text:style-name="T2">$moaadresse</text:span></text:p>
      <text:p text:style-name="P17"><text:span text:style-name="T2">$moaville</text:span></text:p>
      <text:p text:style-name="P14"/>
      <text:p text:style-name="P14"/>
      <text:p text:style-name="P14"/>
      <text:p text:style-name="P13">Maître d’oeuvre</text:p>
      <text:p text:style-name="P15">$moenom</text:p>
      <text:p text:style-name="P14">$moeadresse</text:p>
      <text:p text:style-name="P14">$moeville</text:p>
      <text:p text:style-name="P7"/>
      <text:p text:style-name="P7"/>
      <text:p text:style-name="P7"/>
      <text:p text:style-name="P7"/>
      <text:p text:style-name="P7"/>
      <text:p text:style-name="P7"/>
      <text:p text:style-name="P3">$lot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P8">MATERIAUX <text:span text:style-name="T5">UTILISES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<text:span text:style-name="T6">#foreach($developer in $titres)</text:span>$developper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0">#en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il" svg:font-family="Arail"/>
    <style:font-face style:name="Arial1" svg:font-family="Arial" style:font-family-generic="swiss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4" text:anchor-type="char" svg:x="-1.501cm" svg:y="0.002cm" svg:width="19.505cm" svg:height="3.611cm" draw:z-index="0"><draw:image xlink:href="Pictures/1000020100000333000000AE86AEDA6FEE9F3386.png" xlink:type="simple" xlink:show="embed" xlink:actuate="onLoad"/></draw:frame></text:p>
      </style:header>
      <style:footer>
        <text:p text:style-name="Footer"><draw:frame draw:style-name="Mfr1" draw:name="Image3" text:anchor-type="char" svg:x="-1.501cm" svg:y="0.002cm" svg:width="20.006cm" svg:height="2.676cm" draw:z-index="1"><draw:image xlink:href="Pictures/100002010000033300000081A36005102A01648E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27:45</meta:creation-date>
    <dc:language>fr-FR</dc:language>
    <dc:date>2017-12-07T00:08:26.845165901</dc:date>
    <meta:editing-cycles>86</meta:editing-cycles>
    <meta:editing-duration>PT3H2M43S</meta:editing-duration>
    <meta:generator>LibreOffice/5.1.6.2$Linux_X86_64 LibreOffice_project/10m0$Build-2</meta:generator>
    <meta:document-statistic meta:table-count="1" meta:image-count="2" meta:object-count="0" meta:page-count="2" meta:paragraph-count="16" meta:word-count="25" meta:character-count="209" meta:non-whitespace-character-count="200"/>
  </office:meta>
</office:document-meta>
</file>